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7">
            <text:p>1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49">
            <text:p>4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266">
            <text:p>26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94">
            <text:p>1594</text:p>
          </table:table-cell>
          <table:table-cell table:style-name="ce22" office:value-type="float" office:value="376">
            <text:p>37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65">
            <text:p>4165</text:p>
          </table:table-cell>
          <table:table-cell table:style-name="ce22" office:value-type="float" office:value="475">
            <text:p>47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007">
            <text:p>38007</text:p>
          </table:table-cell>
          <table:table-cell table:style-name="ce22" office:value-type="float" office:value="5087">
            <text:p>508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16">
            <text:p>11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7">
            <text:p>4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15">
            <text:p>3515</text:p>
          </table:table-cell>
          <table:table-cell table:style-name="ce22" office:value-type="float" office:value="828">
            <text:p>82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614">
            <text:p>25614</text:p>
          </table:table-cell>
          <table:table-cell table:style-name="ce22" office:value-type="float" office:value="5066">
            <text:p>506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197">
            <text:p>19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42">
            <text:p>4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448">
            <text:p>4448</text:p>
          </table:table-cell>
          <table:table-cell table:style-name="ce22" office:value-type="float" office:value="152">
            <text:p>15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2">
            <text:p>2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60">
            <text:p>16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43">
            <text:p>3643</text:p>
          </table:table-cell>
          <table:table-cell table:style-name="ce22" office:value-type="float" office:value="991">
            <text:p>99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896">
            <text:p>31896</text:p>
          </table:table-cell>
          <table:table-cell table:style-name="ce22" office:value-type="float" office:value="2604">
            <text:p>260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8">
            <text:p>3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80">
            <text:p>3380</text:p>
          </table:table-cell>
          <table:table-cell table:style-name="ce22" office:value-type="float" office:value="435">
            <text:p>43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5529">
            <text:p>125529</text:p>
          </table:table-cell>
          <table:table-cell table:style-name="ce22" office:value-type="float" office:value="16995">
            <text:p>1699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6">
            <text:p>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743">
            <text:p>274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538">
            <text:p>4538</text:p>
          </table:table-cell>
          <table:table-cell table:style-name="ce22" office:value-type="float" office:value="1176">
            <text:p>117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226">
            <text:p>29226</text:p>
          </table:table-cell>
          <table:table-cell table:style-name="ce22" office:value-type="float" office:value="165">
            <text:p>16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908">
            <text:p>34908</text:p>
          </table:table-cell>
          <table:table-cell table:style-name="ce22" office:value-type="float" office:value="229">
            <text:p>22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35">
            <text:p>2035</text:p>
          </table:table-cell>
          <table:table-cell table:style-name="ce22" office:value-type="float" office:value="57">
            <text:p>5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763">
            <text:p>11763</text:p>
          </table:table-cell>
          <table:table-cell table:style-name="ce22" office:value-type="float" office:value="2133">
            <text:p>213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96">
            <text:p>349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581">
            <text:p>10581</text:p>
          </table:table-cell>
          <table:table-cell table:style-name="ce22" office:value-type="float" office:value="998">
            <text:p>99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3353">
            <text:p>103353</text:p>
          </table:table-cell>
          <table:table-cell table:style-name="ce22" office:value-type="float" office:value="6864">
            <text:p>686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9610">
            <text:p>199610</text:p>
          </table:table-cell>
          <table:table-cell table:style-name="ce22" office:value-type="float" office:value="17874">
            <text:p>1787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5139">
            <text:p>325139</text:p>
          </table:table-cell>
          <table:table-cell table:style-name="ce22" office:value-type="float" office:value="34869">
            <text:p>34869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